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4cm" svg:y1="7.4cm" svg:x2="5cm" svg:y2="7.4cm">
          <text:p/>
        </draw:line>
        <draw:custom-shape draw:style-name="gr2" draw:text-style-name="P2" draw:layer="layout" svg:width="1.4cm" svg:height="1cm" svg:x="1.95cm" svg:y="6.925cm">
          <text:p text:style-name="P1"><text:span text:style-name="T1">G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0.9cm" svg:x="1.9cm" svg:y="12.1cm">
          <text:p text:style-name="P1"><text:span text:style-name="T1">G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8cm" svg:height="1.3cm" svg:x="5.4cm" svg:y="6.5cm">
          <text:p text:style-name="P1"><text:span text:style-name="T1">Ser-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cm" svg:height="1.5cm" svg:x="5cm" svg:y="6.9cm">
          <text:p text:style-name="P1"><text:span text:style-name="T1">Ser-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cm" svg:x="5.6cm" svg:y="11.8cm">
          <text:p text:style-name="P1"><text:span text:style-name="T1">Bluetooth</text:span></text:p>
          <text:p text:style-name="P1"><text:span text:style-name="T1">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cm" svg:x="5.1cm" svg:y="12cm">
          <text:p text:style-name="P1"><text:span text:style-name="T1">Bluetooth</text:span></text:p>
          <text:p text:style-name="P1"><text:span text:style-name="T1">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.4cm" svg:y1="12.5cm" svg:x2="5.1cm" svg:y2="12.5cm">
          <text:p/>
        </draw:line>
        <draw:frame draw:style-name="gr3" draw:text-style-name="P3" draw:layer="layout" svg:width="1.725cm" svg:height="0.721cm" svg:x="3.375cm" svg:y="6.579cm">
          <draw:text-box>
            <text:p text:style-name="P3"><text:span text:style-name="T1">NMEA</text:span></text:p>
          </draw:text-box>
        </draw:frame>
        <draw:frame draw:style-name="gr4" draw:text-style-name="P4" draw:layer="layout" svg:width="1.992cm" svg:height="0.645cm" svg:x="3.3cm" svg:y="11.7cm">
          <draw:text-box>
            <text:p text:style-name="P4"><text:span text:style-name="T2">Bluetooth</text:span></text:p>
          </draw:text-box>
        </draw:frame>
        <draw:custom-shape draw:style-name="gr2" draw:text-style-name="P5" draw:layer="layout" svg:width="2.8cm" svg:height="2.7cm" svg:x="12.7cm" svg:y="7.3cm">
          <text:p text:style-name="P5">Decoder<text:line-break/>(gps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8cm" svg:height="1.5cm" svg:x="5.1cm" svg:y="4.5cm">
          <text:p text:style-name="P1"><text:span text:style-name="T1">DBus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3cm" svg:height="2.5cm" svg:x="9.2cm" svg:y="7.3cm">
          <text:p text:style-name="P1"><text:span text:style-name="T1">NMEA</text:span></text:p>
          <text:p text:style-name="P1"><text:span text:style-name="T1">raw </text:span></text:p>
          <text:p text:style-name="P1"><text:span text:style-name="T1">dat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draw:layer="layout" svg:width="2.8cm" svg:height="1cm" svg:x="5.2cm" svg:y="10.4cm">
          <text:p text:style-name="P1"><text:span text:style-name="T1">Bluetooth</text:span></text:p>
          <text:p text:style-name="P1"><text:span text:style-name="T1">Mon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3cm" svg:height="2.5cm" svg:x="16.6cm" svg:y="7.4cm">
          <text:p text:style-name="P1"><text:span text:style-name="T1">NMEA</text:span></text:p>
          <text:p text:style-name="P1"><text:span text:style-name="T1">decoded </text:span></text:p>
          <text:p text:style-name="P1"><text:span text:style-name="T1">dat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2" draw:layer="layout" svg:width="2.3cm" svg:height="2.5cm" svg:x="9.199cm" svg:y="7.299cm">
          <text:p text:style-name="P1"><text:span text:style-name="T1">NMEA </text:span></text:p>
          <text:p text:style-name="P1"><text:span text:style-name="T1">dat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2" draw:layer="layout" svg:width="2.3cm" svg:height="2.5cm" svg:x="9.199cm" svg:y="7.299cm">
          <text:p text:style-name="P1"><text:span text:style-name="T1">NMEA </text:span></text:p>
          <text:p text:style-name="P1"><text:span text:style-name="T1">dat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5" draw:layer="layout" svg:width="2.8cm" svg:height="2.7cm" svg:x="20.1cm" svg:y="7.4cm">
          <text:p text:style-name="P5">Web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2.8cm" svg:height="2.7cm" svg:x="20.2cm" svg:y="11.9cm">
          <text:p text:style-name="P5">Socket<text:line-break/>Wri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2.8cm" svg:height="2.7cm" svg:x="16.2cm" svg:y="11.8cm">
          <text:p text:style-name="P5">Track<text:line-break/>Wri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3cm" svg:height="1.9cm" svg:x="23.1cm" svg:y="4.3cm">
          <text:p text:style-name="P1"><text:span text:style-name="T3">Chart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7.2cm" svg:y1="7.6cm" svg:x2="9.5cm" svg:y2="8.2cm">
          <text:p/>
        </draw:line>
        <draw:line draw:style-name="gr6" draw:text-style-name="P1" draw:layer="layout" svg:x1="7.7cm" svg:y1="12.4cm" svg:x2="9.6cm" svg:y2="9.8cm">
          <text:p/>
        </draw:line>
        <draw:line draw:style-name="gr6" draw:text-style-name="P1" draw:layer="layout" svg:x1="6.2cm" svg:y1="11.4cm" svg:x2="6.2cm" svg:y2="11.9cm">
          <text:p/>
        </draw:line>
        <draw:line draw:style-name="gr6" draw:text-style-name="P1" draw:layer="layout" svg:x1="6.4cm" svg:y1="6cm" svg:x2="6.4cm" svg:y2="7cm">
          <text:p/>
        </draw:line>
        <draw:line draw:style-name="gr6" draw:text-style-name="P1" draw:layer="layout" svg:x1="11.3cm" svg:y1="8.6cm" svg:x2="12.8cm" svg:y2="8.6cm">
          <text:p/>
        </draw:line>
        <draw:line draw:style-name="gr6" draw:text-style-name="P1" draw:layer="layout" svg:x1="15.5cm" svg:y1="8.6cm" svg:x2="16.8cm" svg:y2="8.6cm">
          <text:p/>
        </draw:line>
        <draw:line draw:style-name="gr6" draw:text-style-name="P1" draw:layer="layout" svg:x1="18.8cm" svg:y1="8.7cm" svg:x2="20.1cm" svg:y2="8.7cm">
          <text:p/>
        </draw:line>
        <draw:line draw:style-name="gr1" draw:text-style-name="P1" draw:layer="layout" svg:x1="10.6cm" svg:y1="9.8cm" svg:x2="10.6cm" svg:y2="11.2cm">
          <text:p/>
        </draw:line>
        <draw:line draw:style-name="gr1" draw:text-style-name="P1" draw:layer="layout" svg:x1="10.6cm" svg:y1="11.2cm" svg:x2="21.2cm" svg:y2="11.3cm">
          <text:p/>
        </draw:line>
        <draw:line draw:style-name="gr6" draw:text-style-name="P1" draw:layer="layout" svg:x1="21.3cm" svg:y1="11.3cm" svg:x2="21.3cm" svg:y2="11.9cm">
          <text:p/>
        </draw:line>
        <draw:line draw:style-name="gr6" draw:text-style-name="P1" draw:layer="layout" svg:x1="17.6cm" svg:y1="10cm" svg:x2="17.6cm" svg:y2="11.9cm">
          <text:p/>
        </draw:line>
        <draw:line draw:style-name="gr6" draw:text-style-name="P1" draw:layer="layout" svg:x1="23.1cm" svg:y1="6.1cm" svg:x2="22.5cm" svg:y2="7.5cm">
          <text:p/>
        </draw:line>
        <draw:line draw:style-name="gr6" draw:text-style-name="P1" draw:layer="layout" svg:x1="23cm" svg:y1="8.7cm" svg:x2="27.2cm" svg:y2="8.7cm">
          <text:p/>
        </draw:line>
        <draw:line draw:style-name="gr6" draw:text-style-name="P1" draw:layer="layout" svg:x1="23.1cm" svg:y1="13.2cm" svg:x2="27.2cm" svg:y2="13.2cm">
          <text:p/>
        </draw:line>
        <draw:line draw:style-name="gr1" draw:text-style-name="P1" draw:layer="layout" svg:x1="14.1cm" svg:y1="10.1cm" svg:x2="14.1cm" svg:y2="10.5cm">
          <text:p/>
        </draw:line>
        <draw:line draw:style-name="gr6" draw:text-style-name="P1" draw:layer="layout" svg:x1="14.1cm" svg:y1="10.6cm" svg:x2="27.2cm" svg:y2="10.7cm">
          <text:p/>
        </draw:line>
        <draw:frame draw:style-name="gr3" draw:text-style-name="P3" draw:layer="layout" svg:width="3.182cm" svg:height="0.721cm" svg:x="24.4cm" svg:y="7.7cm">
          <draw:text-box>
            <text:p><text:span text:style-name="T1">Http port 8080</text:span></text:p>
          </draw:text-box>
        </draw:frame>
        <draw:frame draw:style-name="gr3" draw:text-style-name="P3" draw:layer="layout" svg:width="3.605cm" svg:height="0.721cm" svg:x="24.4cm" svg:y="9.5cm">
          <draw:text-box>
            <text:p><text:span text:style-name="T1">GPSD port 2947</text:span></text:p>
          </draw:text-box>
        </draw:frame>
        <draw:frame draw:style-name="gr3" draw:text-style-name="P3" draw:layer="layout" svg:width="3.482cm" svg:height="0.721cm" svg:x="24.4cm" svg:y="11.979cm">
          <draw:text-box>
            <text:p><text:span text:style-name="T1">TCP port 34567</text:span></text:p>
          </draw:text-box>
        </draw:frame>
        <draw:frame draw:style-name="gr3" draw:layer="layout" svg:width="3.995cm" svg:height="0.962cm" svg:x="19.4cm" svg:y="16.2cm">
          <draw:text-box>
            <text:p>Anav Serv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4T18:24:34</meta:creation-date>
    <dc:date>2013-07-20T22:13:53</dc:date>
    <meta:editing-duration>P6DT3H34M7S</meta:editing-duration>
    <meta:editing-cycles>3</meta:editing-cycles>
    <meta:generator>OpenOffice.org/3.4.1$Unix OpenOffice.org_project/341m1$Build-9593</meta:generator>
    <meta:document-statistic meta:object-count="41"/>
  </office:meta>
</office:document-meta>
</file>